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Arial" fo:letter-spacing="normal" fo:font-style="normal" style:text-underline-style="solid" style:text-underline-width="auto" style:text-underline-color="font-color" fo:font-weight="normal"/>
    </style:style>
    <style:style style:name="P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officeooo:paragraph-rsid="00160656"/>
    </style:style>
    <style:style style:name="P3" style:family="paragraph" style:parent-style-name="Text_20_body" style:list-style-name="L1">
      <style:paragraph-properties fo:margin-left="0.1563in" fo:margin-right="0in" fo:margin-top="0in" fo:margin-bottom="0in" loext:contextual-spacing="false" fo:orphans="2" fo:widows="2" fo:text-indent="0in" style:auto-text-indent="false"/>
      <style:text-properties fo:font-variant="normal" fo:text-transform="none" style:font-name="Arial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left="0.1563in" fo:margin-right="0in" fo:margin-top="0in" fo:margin-bottom="0in" loext:contextual-spacing="false" fo:orphans="2" fo:widows="2" fo:text-indent="0in" style:auto-text-indent="false"/>
    </style:style>
    <style:style style:name="P5" style:family="paragraph" style:parent-style-name="Text_20_body" style:list-style-name="L1">
      <style:paragraph-properties fo:margin-left="0.3126in" fo:margin-right="0in" fo:margin-top="0in" fo:margin-bottom="0in" loext:contextual-spacing="false" fo:orphans="2" fo:widows="2" fo:text-indent="0in" style:auto-text-indent="false"/>
      <style:text-properties fo:font-variant="normal" fo:text-transform="none" style:font-name="Arial" fo:font-size="12pt" fo:letter-spacing="normal" fo:font-style="normal" fo:font-weight="normal"/>
    </style:style>
    <style:style style:name="P6" style:family="paragraph" style:parent-style-name="Text_20_body" style:list-style-name="L1">
      <style:paragraph-properties fo:margin-left="0.3126in" fo:margin-right="0in" fo:orphans="2" fo:widows="2" fo:text-indent="0in" style:auto-text-indent="false"/>
      <style:text-properties fo:font-variant="normal" fo:text-transform="none" style:font-name="Arial" fo:font-size="12pt" fo:letter-spacing="normal" fo:font-style="normal" fo:font-weight="normal"/>
    </style:style>
    <style:style style:name="T1" style:family="text">
      <style:text-properties fo:font-variant="normal" fo:text-transform="none" style:font-name="Arial" fo:font-size="12pt" fo:letter-spacing="normal" fo:font-style="normal" fo:font-weight="normal"/>
    </style:style>
    <style:style style:name="T2" style:family="text">
      <style:text-properties fo:font-variant="normal" fo:text-transform="none" style:font-name="Arial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color="#1155cc" style:font-name="Arial" fo:letter-spacing="normal" fo:font-style="normal" fo:font-weight="normal"/>
    </style:style>
    <style:style style:name="T4" style:family="text">
      <style:text-properties fo:font-variant="normal" fo:text-transform="none" fo:color="#1155cc" style:font-name="Arial" fo:font-size="12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9819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put data: </text:p>
      <text:p text:style-name="P2"><text:line-break/><text:span text:style-name="T1">Our Connection Test (CT) AVRO file can be downloaded here (~27MB in size): </text:span><text:a xlink:type="simple" xlink:href="https://p3filecloud.p3-group.com/Download/ad436b2dc52e6b03f02a513e6f9c42" text:style-name="Internet_20_link" text:visited-style-name="Visited_20_Internet_20_Link"><text:span text:style-name="T4">https://p3filecloud.p3-group.com/Download/ad436b2dc52e6b03f02a513e6f9c42</text:span></text:a></text:p>
      <text:p text:style-name="P2"><text:line-break/><text:span text:style-name="T2">Tasks:</text:span><text:line-break/><text:span text:style-name="T1">Please choose a suitable Big Data framework to perform the given tasks below.</text:span><text:line-break/><text:span text:style-name="T1">The data sample is small, but when working on a solution, please imagine applying your approach to a much larger dataset as well.</text:span><text:line-break/><text:span text:style-name="T1">Please also provide a brief description which framework you have chosen and why you made that choice.</text:span><text:line-break/><text:span text:style-name="T1">Please also include all code and scripts you have been using in your answer.</text:span><text:line-break/></text:p>
      <text:list xml:id="list2636698501" text:style-name="L1">
        <text:list-item>
          <text:p text:style-name="P3">Please identify and provide the schema of the given data sample.</text:p>
        </text:list-item>
        <text:list-item>
          <text:p text:style-name="P4"><text:span text:style-name="T1">Please provide the maximum and average </text:span><text:span text:style-name="Emphasis"><text:span text:style-name="T1">RxLevel</text:span></text:span><text:span text:style-name="T1"> for SimOperator 26202 for the given sample.</text:span></text:p>
        </text:list-item>
        <text:list-item>
          <text:p text:style-name="P3">The sample data is given in a complex schema (including also complex data types like structs). Please transform this complex data structure into a flat one by eliminating all structs (but of course preserving the data) and storing it in CSV format.</text:p>
        </text:list-item>
        <text:list-item>
          <text:p text:style-name="P3">Please flatten the data like done in 3., but this time store the data in Parquet format. The result should be partitioned by MCC information as well (MCC == first 3 digits of SimOperator column).</text:p>
          <text:list>
            <text:list-item>
              <text:p text:style-name="P5">Which anomalies regarding data distribution can be seen?</text:p>
            </text:list-item>
            <text:list-item>
              <text:p text:style-name="P5">What kind of problems can be caused by this anomaly when dealing with big data sets?</text:p>
            </text:list-item>
            <text:list-item>
              <text:p text:style-name="P6">Do you have any idea how to mitigate the impact of this anomaly when dealing with big data sets?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7:07:55.846897692</meta:creation-date>
    <dc:date>2019-05-31T17:08:38.629358529</dc:date>
    <meta:editing-duration>PT43S</meta:editing-duration>
    <meta:editing-cycles>1</meta:editing-cycles>
    <meta:document-statistic meta:table-count="0" meta:image-count="0" meta:object-count="0" meta:page-count="1" meta:paragraph-count="10" meta:word-count="236" meta:character-count="1402" meta:non-whitespace-character-count="1179"/>
    <meta:generator>LibreOffice/6.0.7.3$Linux_X86_64 LibreOffice_project/00m0$Build-3</meta:generator>
  </office:meta>
</office:document-meta>
</file>